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/>
      <style:text-properties style:font-name="Arial" style:font-name-asian="Arial1" style:font-name-complex="Arial1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style:font-name-asian="Arial1" style:font-name-complex="Arial1"/>
    </style:style>
    <style:style style:name="P5" style:family="paragraph" style:parent-style-name="Standard">
      <style:paragraph-properties fo:margin-top="0cm" fo:margin-bottom="0cm" loext:contextual-spacing="false"/>
      <style:text-properties style:font-name="Liberation Sans1" style:font-name-asian="Liberation Sans2" style:font-name-complex="Liberation Sans2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style:page-number="1"/>
      <style:text-properties style:font-name="Liberation Sans1" style:font-name-asian="Liberation Sans2" style:font-name-complex="Liberation Sans2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" officeooo:paragraph-rsid="001a496b" style:font-name-asian="Arial1" style:font-name-complex="Arial1"/>
    </style:style>
    <style:style style:name="P8" style:family="paragraph" style:parent-style-name="Standard" style:list-style-name="WWNum1">
      <style:paragraph-properties fo:margin-left="0cm" fo:margin-right="0cm" fo:margin-top="0cm" fo:margin-bottom="0cm" loext:contextual-spacing="true" fo:text-indent="0cm" style:auto-text-indent="false"/>
    </style:style>
    <style:style style:name="T1" style:family="text">
      <style:text-properties style:font-name="Liberation Sans1" style:font-name-asian="Liberation Sans2" style:font-name-complex="Liberation Sans2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style:font-name="Arial" officeooo:rsid="0019fa68" style:font-name-asian="Arial1" style:font-name-complex="Arial1"/>
    </style:style>
    <style:style style:name="T4" style:family="text">
      <style:text-properties style:font-name="Arial" style:text-underline-style="solid" style:text-underline-width="auto" style:text-underline-color="font-color" style:font-name-asian="Arial1" style:font-name-complex="Arial1"/>
    </style:style>
    <style:style style:name="T5" style:family="text">
      <style:text-properties style:font-name="Arial" fo:font-style="italic" style:font-name-asian="Arial1" style:font-style-asian="italic" style:font-name-complex="Arial1"/>
    </style:style>
    <style:style style:name="T6" style:family="text">
      <style:text-properties officeooo:rsid="001a496b"/>
    </style:style>
    <style:style style:name="T7" style:family="text">
      <style:text-properties officeooo:rsid="001b92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 <text:tab/> <text:tab/></text:p>
      <text:p text:style-name="P4">APONTAMENTOS MODELO LÓGICO</text:p>
      <text:p text:style-name="P1"/>
      <text:p text:style-name="P3">Grupo 6:</text:p>
      <text:p text:style-name="P3">Carlos Sousa Mtcl 11101344</text:p>
      <text:p text:style-name="P3">Elivelton Delfino Mtcl 10200980</text:p>
      <text:p text:style-name="P3">Vitor Arins Mtcl 12205530</text:p>
      <text:p text:style-name="P1"/>
      <text:p text:style-name="P1"/>
      <text:p text:style-name="P1"><text:span text:style-name="T2">MARCA (</text:span><text:span text:style-name="T4">id_marca</text:span><text:span text:style-name="T2">, de_marca)</text:span></text:p>
      <text:p text:style-name="P3">chave primária: id_marca</text:p>
      <text:p text:style-name="P1"/>
      <text:p text:style-name="P5">– – – –</text:p>
      <text:p text:style-name="P1"><text:span text:style-name="T2">MODELO (</text:span><text:span text:style-name="T4">id_modelo</text:span><text:span text:style-name="T2">, de_modelo, id_marca, nu_ano, nu_cilindradas)</text:span></text:p>
      <text:p text:style-name="P3">chave primária: id_modelo</text:p>
      <text:p text:style-name="P3">RI’s:</text:p>
      <text:p text:style-name="P3">a) id_marca faz referência a tabela MARCA</text:p>
      <text:p text:style-name="P3"><text:tab/>E : impedimento</text:p>
      <text:p text:style-name="P3"><text:tab/>A : cascata</text:p>
      <text:p text:style-name="P3">b) I ou A com marca inexistente ou nula: impedimento</text:p>
      <text:p text:style-name="P1"/>
      <text:p text:style-name="P5">– – – –</text:p>
      <text:p text:style-name="P1"><text:span text:style-name="T2">MOTO (</text:span><text:span text:style-name="T4">cd_chassi</text:span><text:span text:style-name="T2">, placa, cor, ano_fabricacao, id_local, id_modelo)</text:span></text:p>
      <text:p text:style-name="P1"><text:span text:style-name="T2">chave primária: </text:span><text:span text:style-name="T4">cd_chassi</text:span></text:p>
      <text:p text:style-name="P3">RI’s:</text:p>
      <text:p text:style-name="P3">a) id_local faz referência a tabela LOCAL</text:p>
      <text:p text:style-name="P3"><text:tab/>E : impedimento</text:p>
      <text:p text:style-name="P3"><text:tab/>A : cascata</text:p>
      <text:p text:style-name="P3">b) índice único no campo placa</text:p>
      <text:p text:style-name="P3">c) I ou A com local inexistente: impedimento</text:p>
      <text:p text:style-name="P3">d) id_modelo faz referência a tabela MODELO</text:p>
      <text:p text:style-name="P3"><text:tab/>E : impedimento</text:p>
      <text:p text:style-name="P3"><text:tab/>A : cascata</text:p>
      <text:p text:style-name="P3">e) I ou A com id_modelo inexistente ou nula: impedimento</text:p>
      <text:p text:style-name="P1"/>
      <text:p text:style-name="P5">– – – –</text:p>
      <text:p text:style-name="P1"><text:span text:style-name="T2">LOCAL (</text:span><text:span text:style-name="T4">id_local</text:span><text:span text:style-name="T2">, de_local)</text:span></text:p>
      <text:p text:style-name="P1"><text:span text:style-name="T2">chave primária: </text:span><text:span text:style-name="T4">id_local</text:span></text:p>
      <text:p text:style-name="P1"/>
      <text:p text:style-name="P5">– – – –</text:p>
      <text:p text:style-name="P1"><text:span text:style-name="T2">FUNCIONARIO (</text:span><text:span text:style-name="T4">id_funcionario</text:span><text:span text:style-name="T2">, nm_funcionario)</text:span></text:p>
      <text:p text:style-name="P1"><text:span text:style-name="T2">chave primária: </text:span><text:span text:style-name="T4">id_funcionario</text:span></text:p>
      <text:p text:style-name="P1"/>
      <text:p text:style-name="P5">– – – –</text:p>
      <text:p text:style-name="P1"><text:span text:style-name="T2">ORDEMSERVICO (</text:span><text:span text:style-name="T4">nu_ordem</text:span><text:span text:style-name="T2">, cd_cpfCliente, cd_chassi, dt_ordem, id_funcionario,)</text:span></text:p>
      <text:p text:style-name="P3">chave primária: nu_ordem</text:p>
      <text:p text:style-name="P3">RI’s:</text:p>
      <text:p text:style-name="P3">a) cd_chassi faz referência a tabela MOTO</text:p>
      <text:p text:style-name="P3"><text:tab/>E : impedimento</text:p>
      <text:p text:style-name="P3"><text:tab/>A : cascata</text:p>
      <text:p text:style-name="P3">b) I ou A com cd_chassi inexistente: impedimento</text:p>
      <text:p text:style-name="P3">c) id_funcionario faz referência a tabela FUNCIONARIO</text:p>
      <text:p text:style-name="P3"><text:soft-page-break/><text:tab/>E : impedimento</text:p>
      <text:p text:style-name="P3"><text:tab/>A : cascata</text:p>
      <text:p text:style-name="P3">d) I ou A com id_funcionario inexistente: impedimento</text:p>
      <text:p text:style-name="P3">e) dt_ordem quando não especificado pega a data da inserção</text:p>
      <text:p text:style-name="P1"/>
      <text:p text:style-name="P5">– – – –</text:p>
      <text:p text:style-name="P1"><text:span text:style-name="T2">ServicoPorOrdem (</text:span><text:span text:style-name="T4">nu_ordem</text:span><text:span text:style-name="T2">, id_funcionario, </text:span><text:span text:style-name="T4">id_servico</text:span><text:span text:style-name="T2">, id_produto, nu_quantidade)</text:span></text:p>
      <text:p text:style-name="P3">chave primária: nu_ordem, id_servico</text:p>
      <text:p text:style-name="P3">RI’s:</text:p>
      <text:p text:style-name="P3">a) nu_ordem faz referência a tabela ORDEMSERVICO</text:p>
      <text:p text:style-name="P3"><text:tab/>E : impedimento</text:p>
      <text:p text:style-name="P3"><text:tab/>A : cascata</text:p>
      <text:p text:style-name="P3">b) I ou A com nu_ordem inexistente: impedimento</text:p>
      <text:p text:style-name="P3">c) id_funcionario faz referência a tabela FUNCIONARIO</text:p>
      <text:p text:style-name="P3"><text:tab/>E : impedimento</text:p>
      <text:p text:style-name="P3"><text:tab/>A : cascata</text:p>
      <text:p text:style-name="P3">d) I ou A com id_funcionario inexistente: impedimento</text:p>
      <text:p text:style-name="P3">e) id_servico faz referência a tabela SERVICO</text:p>
      <text:p text:style-name="P3"><text:tab/>E : impedimento</text:p>
      <text:p text:style-name="P3"><text:tab/>A : cascata</text:p>
      <text:p text:style-name="P3">f) I ou A com id_servico inexistente: impedimento</text:p>
      <text:p text:style-name="P3">g) id_produto faz referência a tabela PRODUTO</text:p>
      <text:p text:style-name="P3"><text:tab/>E : impedimento</text:p>
      <text:p text:style-name="P3"><text:tab/>A : cascata</text:p>
      <text:p text:style-name="P3">h) I ou A com id_produto inexistente: impedimento</text:p>
      <text:p text:style-name="P3">i) I com id_produto padrão “MÃO DE OBRA”</text:p>
      <text:p text:style-name="P1"/>
      <text:p text:style-name="P5">– – – –</text:p>
      <text:p text:style-name="P1"><text:span text:style-name="T2">SERVICO (</text:span><text:span text:style-name="T4">id_servico</text:span><text:span text:style-name="T2">, de_servico)</text:span></text:p>
      <text:p text:style-name="P3">chave primária: id_servico</text:p>
      <text:p text:style-name="P1"/>
      <text:p text:style-name="P5">– – – –</text:p>
      <text:p text:style-name="P1"><text:span text:style-name="T2">PRODUTO (</text:span><text:span text:style-name="T4">id_produto</text:span><text:span text:style-name="T2">, de_produto)</text:span></text:p>
      <text:p text:style-name="P3">chave primária: id_produto</text:p>
      <text:p text:style-name="P1"/>
      <text:p text:style-name="P5">– – – –</text:p>
      <text:p text:style-name="P1"><text:span text:style-name="T2">CLIENTE (</text:span><text:span text:style-name="T4">cd_cpfCliente</text:span><text:span text:style-name="T2">, nm_cliente, nu_telefone, id_endereco)</text:span></text:p>
      <text:p text:style-name="P3">chave primária: cd_cpfCliente</text:p>
      <text:p text:style-name="P3">RI’s:</text:p>
      <text:p text:style-name="P3">chave estrangeira: id_endereco (tabela ENDERECO)</text:p>
      <text:p text:style-name="P3"><text:tab/>E : impedimento</text:p>
      <text:p text:style-name="P3"><text:tab/>A : cascata</text:p>
      <text:p text:style-name="P3"><text:tab/>I : com id_endereco inexistente, anulação</text:p>
      <text:p text:style-name="P1"/>
      <text:p text:style-name="P5">– – – –</text:p>
      <text:p text:style-name="P1"><text:span text:style-name="T2">ENDERECO (</text:span><text:span text:style-name="T4">id_endereco</text:span><text:span text:style-name="T2">, nu_numero, cd_cep, de_complemento, id_logradouro)</text:span></text:p>
      <text:p text:style-name="P3">chave primária: id_endereco</text:p>
      <text:p text:style-name="P3">RI’s:</text:p>
      <text:p text:style-name="P3">chave estrangeira: id_logradouro</text:p>
      <text:p text:style-name="P3"><text:tab/>E : impedimento</text:p>
      <text:p text:style-name="P3"><text:tab/>A : cascata</text:p>
      <text:p text:style-name="P3"><text:tab/>I : com id_logradouro inexistente, impedimento</text:p>
      <text:p text:style-name="P1"><text:soft-page-break/></text:p>
      <text:p text:style-name="P1"><text:span text:style-name="T2">LOGRADOURO (</text:span><text:span text:style-name="T4">id_logradouro</text:span><text:span text:style-name="T2">, nm_logradouro, id_bairro)</text:span></text:p>
      <text:p text:style-name="P3">chave primária: id_logradouro</text:p>
      <text:p text:style-name="P3">RI’s:</text:p>
      <text:p text:style-name="P3">chave estrangeira: id_bairro faz referência a tabela BAIRRO</text:p>
      <text:p text:style-name="P3"><text:tab/>E : impedimento</text:p>
      <text:p text:style-name="P3"><text:tab/>A : cascata</text:p>
      <text:p text:style-name="P7"><text:tab/>I : com id_bairro inexistente, padrão “Centro” <text:span text:style-name="T6">(impedimento)</text:span></text:p>
      <text:p text:style-name="P1"/>
      <text:p text:style-name="P1"><text:span text:style-name="T2">BAIRRO (</text:span><text:span text:style-name="T4">id_bairro</text:span><text:span text:style-name="T2">, nm_bairro, id_cidade)</text:span></text:p>
      <text:p text:style-name="P1"><text:span text:style-name="T2">chave primária: </text:span><text:span text:style-name="T4">id_bairro</text:span></text:p>
      <text:p text:style-name="P3">RI’s:</text:p>
      <text:p text:style-name="P3">chave estrangeira: id_cidade faz referência a tabela CIDADE</text:p>
      <text:p text:style-name="P3"><text:tab/>E : impedimento</text:p>
      <text:p text:style-name="P3"><text:tab/>A : cascata</text:p>
      <text:p text:style-name="P3"><text:tab/>I : com id_cidade inexistente impedimento</text:p>
      <text:p text:style-name="P1"/>
      <text:p text:style-name="P1"><text:span text:style-name="T2">CIDADE (</text:span><text:span text:style-name="T4">id_cidade</text:span><text:span text:style-name="T2">, nm_cidade, cd_uf)</text:span></text:p>
      <text:p text:style-name="P3">chave primária: id_cidade</text:p>
      <text:p text:style-name="P3">RI’s:</text:p>
      <text:p text:style-name="P3">chave estrangeira: cd_uf (tabela UF)</text:p>
      <text:p text:style-name="P3"><text:tab/>E : impedimento</text:p>
      <text:p text:style-name="P3"><text:tab/>A : cascata</text:p>
      <text:p text:style-name="P3"><text:tab/>I : com cd_uf inexistente impedimento</text:p>
      <text:p text:style-name="P1"/>
      <text:p text:style-name="P5">– – – –</text:p>
      <text:p text:style-name="P1"><text:span text:style-name="T2">UF (</text:span><text:span text:style-name="T4">cd_uf</text:span><text:span text:style-name="T2">, nm_uf)</text:span></text:p>
      <text:p text:style-name="P1"><text:span text:style-name="T2">chave primária: </text:span><text:span text:style-name="T4">cd_uf</text:span></text:p>
      <text:p text:style-name="P1"/>
      <text:p text:style-name="P5">– – – –</text:p>
      <text:p text:style-name="P1"><text:span text:style-name="T2">TRANSACAO (</text:span><text:span text:style-name="T4">id_notaFiscal</text:span><text:span text:style-name="T2">, dt_data, tp_transacao, id_funcionario, cd_chassi, cd_cpfCliente)</text:span></text:p>
      <text:p text:style-name="P3">chave primária: id_notaFiscal</text:p>
      <text:p text:style-name="P3">RI’s:</text:p>
      <text:p text:style-name="P3">a) chave estrangeira: id_funcionario faz referência a tabela FUNCIONARIO</text:p>
      <text:p text:style-name="P3"><text:tab/>E : impedimento</text:p>
      <text:p text:style-name="P3"><text:tab/>A : cascata</text:p>
      <text:p text:style-name="P3">b) I ou A com id_funcionario inexistente: impedimento</text:p>
      <text:p text:style-name="P3">c) cd_chassi faz referência a tabela MOTO</text:p>
      <text:p text:style-name="P3"><text:tab/>E : impedimento</text:p>
      <text:p text:style-name="P3"><text:tab/>A : cascata</text:p>
      <text:p text:style-name="P3">d) I ou A com cd_chassi inexistente: impedimento</text:p>
      <text:p text:style-name="P3">e) cd_cpfCliente faz referência a tabela CLIENTE</text:p>
      <text:p text:style-name="P3"><text:tab/>E : impedimento</text:p>
      <text:p text:style-name="P3"><text:tab/>A : cascata</text:p>
      <text:p text:style-name="P3">d) I ou A com cd_cpfCliente inexistente: impedimento</text:p>
      <text:p text:style-name="P3">e) campo tp_transacao só pode ser “C” para compra e “V” para venda.</text:p>
      <text:p text:style-name="P3">f) campo dt_data quando não especificado pega a data da inserção.</text:p>
      <text:p text:style-name="P1"/>
      <text:p text:style-name="P1"/>
      <text:p text:style-name="P3">Consultas relevantes:</text:p>
      <text:p text:style-name="P3">a) consulta a moto, dada a placa</text:p>
      <text:p text:style-name="P3"><text:soft-page-break/>b) consultar os serviços dado o número da ordem de serviço</text:p>
      <text:p text:style-name="P3">c) consultar as ordens de serviço de um dado cliente</text:p>
      <text:p text:style-name="P1"/>
      <text:p text:style-name="P1"/>
      <text:p text:style-name="P1"><text:span text:style-name="T2">Gatilhos (</text:span><text:span text:style-name="T5">triggers</text:span><text:span text:style-name="T2">):</text:span></text:p>
      <text:p text:style-name="P3">a) Sempre que for cadastrado uma nova cidade automaticamente cadastra o bairro “Centro” para esta cidade. Relaxar a regra de cada bairro ter necessariamente um logradouro.</text:p>
      <text:p text:style-name="P1"/>
      <text:p text:style-name="P1"><text:span text:style-name="T2">Procedimentos Armazenados (</text:span><text:span text:style-name="T5">Stored Procedures</text:span><text:span text:style-name="T2">):</text:span></text:p>
      <text:list xml:id="list5283384499735682074" text:style-name="WWNum1">
        <text:list-header>
          <text:p text:style-name="P8"><text:span text:style-name="T3">a) </text:span><text:span text:style-name="T2">Atualização de preços: <text:tab/>a função recebe o valor percentual do reajuste e se é produto ou serviço, e com essas informações altera o valor do produto/serviço. </text:span><text:span text:style-name="T1"><text:tab/></text:span></text:p>
        </text:list-header>
      </text:list>
      <text:p text:style-name="P1"/>
      <text:p text:style-name="P1"><text:span text:style-name="T2">Visões (</text:span><text:span text:style-name="T5">Views</text:span><text:span text:style-name="T2">):</text:span></text:p>
      <text:p text:style-name="P3">a) Visão vw_nf_detalhada(mo.cd_chassi, mo.placa, os.nu_ordem, so.de_servico, sum(so.nu_valor)) <text:span text:style-name="T7">[ retirado o de_servico ]</text:span></text:p>
      <text:p text:style-name="P3">com mo E MOTO, os E ODEMSERVICO, so E ServicoPorOrdem;</text:p>
      <text:p text:style-name="P3">mo.cd_chassi = os.cd_chassi</text:p>
      <text:p text:style-name="P3">os.nu_ordem = so.nu_ordem; e</text:p>
      <text:p text:style-name="P3">sum(so.nu_valor) indica a soma dos valores dos serviços daquela OS.</text:p>
      <text:p text:style-name="P1"/>
      <text:p text:style-name="P3">b) Visão vw_moto_detalhada(mo.cd_chassi, ma.de_marca, ml.de_modelo, mo.cor, mo.ano_fabricacao, ml.nu_cilindradas, mo.placa, lo.de_local)</text:p>
      <text:p text:style-name="P3">com mo E MOTO, ma E MARCA, ml E MODELO, lo E LOCAL;</text:p>
      <text:p text:style-name="P3">mo.id_modelo = ml.id_modelo</text:p>
      <text:p text:style-name="P3">mo.id_local = lo.id_local</text:p>
      <text:p text:style-name="P3">ml.id_marca = ma.id_marca</text:p>
      <text:p text:style-name="P1"/>
      <text:p text:style-name="P3">c) Visão vw_cliente_detalhado(cl.cd_cpfCliente, cl.nm_cliente, cl.nu_telefone, lg.nm_logradouro, en.nu_numero, ba.nm_bairro, em.cd_cep, ci.nm_cidade, uf.nm_uf, mo.cd_chassi, ma.de_marca, ml.de_modelo, mo.cor, mo.ano_fabricacao, ml.nu_cilindradas, mo.placa, lo.de_local)</text:p>
      <text:p text:style-name="P3">com cl E CLIENTE, em E ENDERECO, lg E LOGRADOURO, ba E BAIRRO, ci E CIDADE, uf E UF, os E ORDEMSERVICO, mo E MOTO, ma E MARCA, ml E MODELO, lo E LOCAL;</text:p>
      <text:p text:style-name="P3">cl.id_endereco = em.id_endereco</text:p>
      <text:p text:style-name="P3">em.id_logradouro = lg.id_logradouro</text:p>
      <text:p text:style-name="P3">lg.id_bairro = ba.id_bairro</text:p>
      <text:p text:style-name="P3">ba.id_cidade = ci.id_cidade</text:p>
      <text:p text:style-name="P3">ci.cd_uf = uf.cd_uf</text:p>
      <text:p text:style-name="P3">cl.cd_cpfCliente = os.cd_cpfCliente</text:p>
      <text:p text:style-name="P3">os.cd_chassi = mo.cd_chassi</text:p>
      <text:p text:style-name="P3">mo.id_modelo = ml.id_modelo</text:p>
      <text:p text:style-name="P3">mo.id_local = lo.id_local</text:p>
      <text:p text:style-name="P3">ml.id_marca = ma.id_marc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pt" fo:country="B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pt" fo:country="B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Liberation Sans1" fo:font-family="'Liberation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1-14T15:53:41.354980961</dc:date>
    <meta:editing-duration>PT2H25M20S</meta:editing-duration>
    <meta:editing-cycles>3</meta:editing-cycles>
    <meta:document-statistic meta:table-count="0" meta:image-count="0" meta:object-count="0" meta:page-count="4" meta:paragraph-count="164" meta:word-count="791" meta:character-count="5703" meta:non-whitespace-character-count="4980"/>
  </office:meta>
</office:document-meta>
</file>